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8007256" text:id="ct1180072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56503406640091288" text:style-name="L1">
        <text:list-item>
          <text:p text:style-name="P28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45</dc:date><text:p text:style-name="P34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50</dc:date><text:p text:style-name="P34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50</dc:date><text:p text:style-name="P34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50</dc:date><text:p text:style-name="P34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51</dc:date><text:p text:style-name="P34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53</dc:date><text:p text:style-name="P34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2"><text:span text:style-name="T8"/></text:p>
            <text:p text:style-name="P12"><text:span text:style-name="T8">to be travailed</text:span>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 אַרְצוֹ; <text:s text:c="3"/>וְשַׁעֲשֻׁעַי, אֶת-בְּנֵי אָד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3</text:p>
            <text:p text:style-name="P15"><text:soft-page-break/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עַל-דַּלְתֹתַי, יוֹם יוֹם--לִשְׁמֹר, מְזוּזֹת פְּתָחָ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 נַפְשׁוֹ; <text:s text:c="3"/>כָּל-מְשַׂנְאַי, אָהֲבוּ מָוֶ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<text:soft-page-break/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18007256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<text:soft-page-break/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><text:soft-page-break/></text:p>
      <text:p text:style-name="P6">--------------------------------------- [STEPS : closing] 20191009_161940</text:p>
      <text:list xml:id="list5739484304736134427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31T15:21:22.19</dc:date>
    <dc:creator>iwabuchi ken</dc:creator>
    <meta:editing-duration>P6DT1H14M59S</meta:editing-duration>
    <meta:editing-cycles>412</meta:editing-cycles>
    <meta:generator>OpenOffice/4.1.3$Win32 OpenOffice.org_project/413m1$Build-9783</meta:generator>
    <meta:document-statistic meta:table-count="9" meta:image-count="0" meta:object-count="0" meta:page-count="43" meta:paragraph-count="1092" meta:word-count="6116" meta:character-count="30268"/>
  </office:meta>
</office:document-meta>
</file>